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97.21pt" svg:height="371.2pt" svg:x="412.1pt" svg:y="131.02pt">
            <loext:p draw:notify-on-update-of-ranges="Sheet1.B2:Sheet1.B112 Sheet1.A2:Sheet1.A112 Sheet1.C2:Sheet1.C112 Sheet1.A2:Sheet1.A1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R-Rsep_omp (cm)</text:p>
          </table:table-cell>
          <table:table-cell office:value-type="string" calcext:value-type="string">
            <text:p>Outer Divertor Facing</text:p>
          </table:table-cell>
          <table:table-cell office:value-type="string" calcext:value-type="string">
            <text:p>Inner Divertor Facing</text:p>
          </table:table-cell>
          <table:table-cell table:number-columns-repeated="2"/>
          <table:table-cell office:value-type="string" calcext:value-type="string">
            <text:p>169196 at 3000 ms</text:p>
          </table:table-cell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float" office:value="4.764" calcext:value-type="float">
            <text:p>4.764</text:p>
          </table:table-cell>
          <table:table-cell office:value-type="float" office:value="15.928" calcext:value-type="float">
            <text:p>15.928</text:p>
          </table:table-cell>
          <table:table-cell table:number-columns-repeated="3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float" office:value="5.343" calcext:value-type="float">
            <text:p>5.343</text:p>
          </table:table-cell>
          <table:table-cell office:value-type="float" office:value="17.523" calcext:value-type="float">
            <text:p>17.523</text:p>
          </table:table-cell>
          <table:table-cell table:number-columns-repeated="3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float" office:value="5.893" calcext:value-type="float">
            <text:p>5.893</text:p>
          </table:table-cell>
          <table:table-cell office:value-type="float" office:value="18.956" calcext:value-type="float">
            <text:p>18.956</text:p>
          </table:table-cell>
          <table:table-cell table:number-columns-repeated="3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float" office:value="6.453" calcext:value-type="float">
            <text:p>6.453</text:p>
          </table:table-cell>
          <table:table-cell office:value-type="float" office:value="20.42" calcext:value-type="float">
            <text:p>20.42</text:p>
          </table:table-cell>
          <table:table-cell table:number-columns-repeated="3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float" office:value="7.036" calcext:value-type="float">
            <text:p>7.036</text:p>
          </table:table-cell>
          <table:table-cell office:value-type="float" office:value="21.895" calcext:value-type="float">
            <text:p>21.895</text:p>
          </table:table-cell>
          <table:table-cell table:number-columns-repeated="3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float" office:value="7.651" calcext:value-type="float">
            <text:p>7.651</text:p>
          </table:table-cell>
          <table:table-cell office:value-type="float" office:value="23.374" calcext:value-type="float">
            <text:p>23.374</text:p>
          </table:table-cell>
          <table:table-cell table:number-columns-repeated="3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float" office:value="8.307" calcext:value-type="float">
            <text:p>8.307</text:p>
          </table:table-cell>
          <table:table-cell office:value-type="float" office:value="24.847" calcext:value-type="float">
            <text:p>24.847</text:p>
          </table:table-cell>
          <table:table-cell table:number-columns-repeated="3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office:value-type="float" office:value="9.023" calcext:value-type="float">
            <text:p>9.023</text:p>
          </table:table-cell>
          <table:table-cell office:value-type="float" office:value="26.31" calcext:value-type="float">
            <text:p>26.31</text:p>
          </table:table-cell>
          <table:table-cell table:number-columns-repeated="3"/>
        </table:table-row>
        <table:table-row table:style-name="ro1">
          <table:table-cell office:value-type="float" office:value="-1.65858558033513" calcext:value-type="float">
            <text:p>-1.6585855803</text:p>
          </table:table-cell>
          <table:table-cell office:value-type="float" office:value="9.822" calcext:value-type="float">
            <text:p>9.822</text:p>
          </table:table-cell>
          <table:table-cell office:value-type="float" office:value="27.778" calcext:value-type="float">
            <text:p>27.778</text:p>
          </table:table-cell>
          <table:table-cell table:number-columns-repeated="3"/>
        </table:table-row>
        <table:table-row table:style-name="ro1">
          <table:table-cell office:value-type="float" office:value="-1.23093721947309" calcext:value-type="float">
            <text:p>-1.2309372195</text:p>
          </table:table-cell>
          <table:table-cell office:value-type="float" office:value="10.739" calcext:value-type="float">
            <text:p>10.739</text:p>
          </table:table-cell>
          <table:table-cell office:value-type="float" office:value="29.287" calcext:value-type="float">
            <text:p>29.287</text:p>
          </table:table-cell>
          <table:table-cell table:number-columns-repeated="3"/>
        </table:table-row>
        <table:table-row table:style-name="ro1">
          <table:table-cell office:value-type="float" office:value="-0.869314666220527" calcext:value-type="float">
            <text:p>-0.8693146662</text:p>
          </table:table-cell>
          <table:table-cell office:value-type="float" office:value="11.813" calcext:value-type="float">
            <text:p>11.813</text:p>
          </table:table-cell>
          <table:table-cell office:value-type="float" office:value="30.897" calcext:value-type="float">
            <text:p>30.897</text:p>
          </table:table-cell>
          <table:table-cell table:number-columns-repeated="3"/>
        </table:table-row>
        <table:table-row table:style-name="ro1">
          <table:table-cell office:value-type="float" office:value="-0.566781100381958" calcext:value-type="float">
            <text:p>-0.5667811004</text:p>
          </table:table-cell>
          <table:table-cell office:value-type="float" office:value="13.166" calcext:value-type="float">
            <text:p>13.166</text:p>
          </table:table-cell>
          <table:table-cell office:value-type="float" office:value="32.725" calcext:value-type="float">
            <text:p>32.725</text:p>
          </table:table-cell>
          <table:table-cell table:number-columns-repeated="3"/>
        </table:table-row>
        <table:table-row table:style-name="ro1">
          <table:table-cell office:value-type="float" office:value="-0.312700072615113" calcext:value-type="float">
            <text:p>-0.3127000726</text:p>
          </table:table-cell>
          <table:table-cell office:value-type="float" office:value="15.168" calcext:value-type="float">
            <text:p>15.168</text:p>
          </table:table-cell>
          <table:table-cell office:value-type="float" office:value="35.031" calcext:value-type="float">
            <text:p>35.031</text:p>
          </table:table-cell>
          <table:table-cell table:number-columns-repeated="3"/>
        </table:table-row>
        <table:table-row table:style-name="ro1">
          <table:table-cell office:value-type="float" office:value="-0.0980113072853617" calcext:value-type="float">
            <text:p>-0.0980113073</text:p>
          </table:table-cell>
          <table:table-cell office:value-type="float" office:value="21.074" calcext:value-type="float">
            <text:p>21.074</text:p>
          </table:table-cell>
          <table:table-cell office:value-type="float" office:value="39.306" calcext:value-type="float">
            <text:p>39.306</text:p>
          </table:table-cell>
          <table:table-cell table:number-columns-repeated="3"/>
        </table:table-row>
        <table:table-row table:style-name="ro1">
          <table:table-cell office:value-type="float" office:value="0.0355286234088759" calcext:value-type="float">
            <text:p>0.0355286234</text:p>
          </table:table-cell>
          <table:table-cell office:value-type="float" office:value="39.556" calcext:value-type="float">
            <text:p>39.556</text:p>
          </table:table-cell>
          <table:table-cell office:value-type="float" office:value="65.584" calcext:value-type="float">
            <text:p>65.584</text:p>
          </table:table-cell>
          <table:table-cell table:number-columns-repeated="3"/>
        </table:table-row>
        <table:table-row table:style-name="ro1">
          <table:table-cell office:value-type="float" office:value="0.118251829544991" calcext:value-type="float">
            <text:p>0.1182518295</text:p>
          </table:table-cell>
          <table:table-cell office:value-type="float" office:value="29.027" calcext:value-type="float">
            <text:p>29.027</text:p>
          </table:table-cell>
          <table:table-cell office:value-type="float" office:value="54.75" calcext:value-type="float">
            <text:p>54.75</text:p>
          </table:table-cell>
          <table:table-cell table:number-columns-repeated="3"/>
        </table:table-row>
        <table:table-row table:style-name="ro1">
          <table:table-cell office:value-type="float" office:value="0.216734185651807" calcext:value-type="float">
            <text:p>0.2167341857</text:p>
          </table:table-cell>
          <table:table-cell office:value-type="float" office:value="24.989" calcext:value-type="float">
            <text:p>24.989</text:p>
          </table:table-cell>
          <table:table-cell office:value-type="float" office:value="50.627" calcext:value-type="float">
            <text:p>50.627</text:p>
          </table:table-cell>
          <table:table-cell table:number-columns-repeated="3"/>
        </table:table-row>
        <table:table-row table:style-name="ro1">
          <table:table-cell office:value-type="float" office:value="0.319155894785239" calcext:value-type="float">
            <text:p>0.3191558948</text:p>
          </table:table-cell>
          <table:table-cell office:value-type="float" office:value="22.631" calcext:value-type="float">
            <text:p>22.631</text:p>
          </table:table-cell>
          <table:table-cell office:value-type="float" office:value="48.193" calcext:value-type="float">
            <text:p>48.193</text:p>
          </table:table-cell>
          <table:table-cell table:number-columns-repeated="3"/>
        </table:table-row>
        <table:table-row table:style-name="ro1">
          <table:table-cell office:value-type="float" office:value="0.421575417256626" calcext:value-type="float">
            <text:p>0.4215754173</text:p>
          </table:table-cell>
          <table:table-cell office:value-type="float" office:value="20.965" calcext:value-type="float">
            <text:p>20.965</text:p>
          </table:table-cell>
          <table:table-cell office:value-type="float" office:value="46.488" calcext:value-type="float">
            <text:p>46.488</text:p>
          </table:table-cell>
          <table:table-cell table:number-columns-repeated="3"/>
        </table:table-row>
        <table:table-row table:style-name="ro1">
          <table:table-cell office:value-type="float" office:value="0.523993884052787" calcext:value-type="float">
            <text:p>0.5239938841</text:p>
          </table:table-cell>
          <table:table-cell office:value-type="float" office:value="19.688" calcext:value-type="float">
            <text:p>19.688</text:p>
          </table:table-cell>
          <table:table-cell office:value-type="float" office:value="45.192" calcext:value-type="float">
            <text:p>45.192</text:p>
          </table:table-cell>
          <table:table-cell table:number-columns-repeated="3"/>
        </table:table-row>
        <table:table-row table:style-name="ro1">
          <table:table-cell office:value-type="float" office:value="0.630355950755057" calcext:value-type="float">
            <text:p>0.6303559508</text:p>
          </table:table-cell>
          <table:table-cell office:value-type="float" office:value="18.66" calcext:value-type="float">
            <text:p>18.66</text:p>
          </table:table-cell>
          <table:table-cell office:value-type="float" office:value="44.165" calcext:value-type="float">
            <text:p>44.165</text:p>
          </table:table-cell>
          <table:table-cell table:number-columns-repeated="3"/>
        </table:table-row>
        <table:table-row table:style-name="ro1">
          <table:table-cell office:value-type="float" office:value="0.732777196746398" calcext:value-type="float">
            <text:p>0.7327771967</text:p>
          </table:table-cell>
          <table:table-cell office:value-type="float" office:value="17.803" calcext:value-type="float">
            <text:p>17.803</text:p>
          </table:table-cell>
          <table:table-cell office:value-type="float" office:value="43.334" calcext:value-type="float">
            <text:p>43.334</text:p>
          </table:table-cell>
          <table:table-cell table:number-columns-repeated="3"/>
        </table:table-row>
        <table:table-row table:style-name="ro1">
          <table:table-cell office:value-type="float" office:value="0.83913563476799" calcext:value-type="float">
            <text:p>0.8391356348</text:p>
          </table:table-cell>
          <table:table-cell office:value-type="float" office:value="17.073" calcext:value-type="float">
            <text:p>17.073</text:p>
          </table:table-cell>
          <table:table-cell office:value-type="float" office:value="42.651" calcext:value-type="float">
            <text:p>42.651</text:p>
          </table:table-cell>
          <table:table-cell table:number-columns-repeated="3"/>
        </table:table-row>
        <table:table-row table:style-name="ro1">
          <table:table-cell office:value-type="float" office:value="0.945493576437534" calcext:value-type="float">
            <text:p>0.9454935764</text:p>
          </table:table-cell>
          <table:table-cell office:value-type="float" office:value="16.436" calcext:value-type="float">
            <text:p>16.436</text:p>
          </table:table-cell>
          <table:table-cell office:value-type="float" office:value="42.088" calcext:value-type="float">
            <text:p>42.088</text:p>
          </table:table-cell>
          <table:table-cell table:number-columns-repeated="3"/>
        </table:table-row>
        <table:table-row table:style-name="ro1">
          <table:table-cell office:value-type="float" office:value="1.05579370291097" calcext:value-type="float">
            <text:p>1.0557937029</text:p>
          </table:table-cell>
          <table:table-cell office:value-type="float" office:value="15.873" calcext:value-type="float">
            <text:p>15.873</text:p>
          </table:table-cell>
          <table:table-cell office:value-type="float" office:value="41.621" calcext:value-type="float">
            <text:p>41.621</text:p>
          </table:table-cell>
          <table:table-cell table:number-columns-repeated="3"/>
        </table:table-row>
        <table:table-row table:style-name="ro1">
          <table:table-cell office:value-type="float" office:value="1.16253573670361" calcext:value-type="float">
            <text:p>1.1625357367</text:p>
          </table:table-cell>
          <table:table-cell office:value-type="float" office:value="15.371" calcext:value-type="float">
            <text:p>15.371</text:p>
          </table:table-cell>
          <table:table-cell office:value-type="float" office:value="41.239" calcext:value-type="float">
            <text:p>41.239</text:p>
          </table:table-cell>
          <table:table-cell table:number-columns-repeated="3"/>
        </table:table-row>
        <table:table-row table:style-name="ro1">
          <table:table-cell office:value-type="float" office:value="1.27491924654224" calcext:value-type="float">
            <text:p>1.2749192465</text:p>
          </table:table-cell>
          <table:table-cell office:value-type="float" office:value="14.918" calcext:value-type="float">
            <text:p>14.918</text:p>
          </table:table-cell>
          <table:table-cell office:value-type="float" office:value="40.932" calcext:value-type="float">
            <text:p>40.932</text:p>
          </table:table-cell>
          <table:table-cell table:number-columns-repeated="3"/>
        </table:table-row>
        <table:table-row table:style-name="ro1">
          <table:table-cell office:value-type="float" office:value="1.39275006651775" calcext:value-type="float">
            <text:p>1.3927500665</text:p>
          </table:table-cell>
          <table:table-cell office:value-type="float" office:value="14.506" calcext:value-type="float">
            <text:p>14.506</text:p>
          </table:table-cell>
          <table:table-cell office:value-type="float" office:value="40.691" calcext:value-type="float">
            <text:p>40.691</text:p>
          </table:table-cell>
          <table:table-cell table:number-columns-repeated="3"/>
        </table:table-row>
        <table:table-row table:style-name="ro1">
          <table:table-cell office:value-type="float" office:value="1.50651872433744" calcext:value-type="float">
            <text:p>1.5065187243</text:p>
          </table:table-cell>
          <table:table-cell office:value-type="float" office:value="14.129" calcext:value-type="float">
            <text:p>14.129</text:p>
          </table:table-cell>
          <table:table-cell office:value-type="float" office:value="40.511" calcext:value-type="float">
            <text:p>40.511</text:p>
          </table:table-cell>
          <table:table-cell table:number-columns-repeated="3"/>
        </table:table-row>
        <table:table-row table:style-name="ro1">
          <table:table-cell office:value-type="float" office:value="1.62435009470336" calcext:value-type="float">
            <text:p>1.6243500947</text:p>
          </table:table-cell>
          <table:table-cell office:value-type="float" office:value="13.781" calcext:value-type="float">
            <text:p>13.781</text:p>
          </table:table-cell>
          <table:table-cell office:value-type="float" office:value="40.388" calcext:value-type="float">
            <text:p>40.388</text:p>
          </table:table-cell>
          <table:table-cell table:number-columns-repeated="3"/>
        </table:table-row>
        <table:table-row table:style-name="ro1">
          <table:table-cell office:value-type="float" office:value="1.74624564304227" calcext:value-type="float">
            <text:p>1.746245643</text:p>
          </table:table-cell>
          <table:table-cell office:value-type="float" office:value="13.46" calcext:value-type="float">
            <text:p>13.46</text:p>
          </table:table-cell>
          <table:table-cell office:value-type="float" office:value="40.318" calcext:value-type="float">
            <text:p>40.318</text:p>
          </table:table-cell>
          <table:table-cell table:number-columns-repeated="3"/>
        </table:table-row>
        <table:table-row table:style-name="ro1">
          <table:table-cell office:value-type="float" office:value="1.8681403897425" calcext:value-type="float">
            <text:p>1.8681403897</text:p>
          </table:table-cell>
          <table:table-cell office:value-type="float" office:value="13.16" calcext:value-type="float">
            <text:p>13.16</text:p>
          </table:table-cell>
          <table:table-cell office:value-type="float" office:value="40.301" calcext:value-type="float">
            <text:p>40.301</text:p>
          </table:table-cell>
          <table:table-cell table:number-columns-repeated="3"/>
        </table:table-row>
        <table:table-row table:style-name="ro1">
          <table:table-cell office:value-type="float" office:value="1.99003705257367" calcext:value-type="float">
            <text:p>1.9900370526</text:p>
          </table:table-cell>
          <table:table-cell office:value-type="float" office:value="12.884" calcext:value-type="float">
            <text:p>12.884</text:p>
          </table:table-cell>
          <table:table-cell office:value-type="float" office:value="40.33" calcext:value-type="float">
            <text:p>40.33</text:p>
          </table:table-cell>
          <table:table-cell table:number-columns-repeated="3"/>
        </table:table-row>
        <table:table-row table:style-name="ro1">
          <table:table-cell office:value-type="float" office:value="2.11193321773707" calcext:value-type="float">
            <text:p>2.1119332177</text:p>
          </table:table-cell>
          <table:table-cell office:value-type="float" office:value="12.627" calcext:value-type="float">
            <text:p>12.627</text:p>
          </table:table-cell>
          <table:table-cell office:value-type="float" office:value="40.41" calcext:value-type="float">
            <text:p>40.41</text:p>
          </table:table-cell>
          <table:table-cell table:number-columns-repeated="3"/>
        </table:table-row>
        <table:table-row table:style-name="ro1">
          <table:table-cell office:value-type="float" office:value="2.23789230867514" calcext:value-type="float">
            <text:p>2.2378923087</text:p>
          </table:table-cell>
          <table:table-cell office:value-type="float" office:value="12.384" calcext:value-type="float">
            <text:p>12.384</text:p>
          </table:table-cell>
          <table:table-cell office:value-type="float" office:value="40.543" calcext:value-type="float">
            <text:p>40.543</text:p>
          </table:table-cell>
          <table:table-cell table:number-columns-repeated="3"/>
        </table:table-row>
        <table:table-row table:style-name="ro1">
          <table:table-cell office:value-type="float" office:value="2.36385171146945" calcext:value-type="float">
            <text:p>2.3638517115</text:p>
          </table:table-cell>
          <table:table-cell office:value-type="float" office:value="12.156" calcext:value-type="float">
            <text:p>12.156</text:p>
          </table:table-cell>
          <table:table-cell office:value-type="float" office:value="40.729" calcext:value-type="float">
            <text:p>40.729</text:p>
          </table:table-cell>
          <table:table-cell table:number-columns-repeated="3"/>
        </table:table-row>
        <table:table-row table:style-name="ro1">
          <table:table-cell office:value-type="float" office:value="2.49387572494676" calcext:value-type="float">
            <text:p>2.4938757249</text:p>
          </table:table-cell>
          <table:table-cell office:value-type="float" office:value="11.94" calcext:value-type="float">
            <text:p>11.94</text:p>
          </table:table-cell>
          <table:table-cell office:value-type="float" office:value="40.971" calcext:value-type="float">
            <text:p>40.971</text:p>
          </table:table-cell>
          <table:table-cell table:number-columns-repeated="3"/>
        </table:table-row>
        <table:table-row table:style-name="ro1">
          <table:table-cell office:value-type="float" office:value="2.62389511555082" calcext:value-type="float">
            <text:p>2.6238951156</text:p>
          </table:table-cell>
          <table:table-cell office:value-type="float" office:value="11.735" calcext:value-type="float">
            <text:p>11.735</text:p>
          </table:table-cell>
          <table:table-cell office:value-type="float" office:value="41.273" calcext:value-type="float">
            <text:p>41.273</text:p>
          </table:table-cell>
          <table:table-cell table:number-columns-repeated="3"/>
        </table:table-row>
        <table:table-row table:style-name="ro1">
          <table:table-cell office:value-type="float" office:value="2.75797961920796" calcext:value-type="float">
            <text:p>2.7579796192</text:p>
          </table:table-cell>
          <table:table-cell office:value-type="float" office:value="11.54" calcext:value-type="float">
            <text:p>11.54</text:p>
          </table:table-cell>
          <table:table-cell office:value-type="float" office:value="41.639" calcext:value-type="float">
            <text:p>41.639</text:p>
          </table:table-cell>
          <table:table-cell table:number-columns-repeated="3"/>
        </table:table-row>
        <table:table-row table:style-name="ro1">
          <table:table-cell office:value-type="float" office:value="2.89206577588078" calcext:value-type="float">
            <text:p>2.8920657759</text:p>
          </table:table-cell>
          <table:table-cell office:value-type="float" office:value="11.354" calcext:value-type="float">
            <text:p>11.354</text:p>
          </table:table-cell>
          <table:table-cell office:value-type="float" office:value="42.076" calcext:value-type="float">
            <text:p>42.076</text:p>
          </table:table-cell>
          <table:table-cell table:number-columns-repeated="3"/>
        </table:table-row>
        <table:table-row table:style-name="ro1">
          <table:table-cell office:value-type="float" office:value="3.02615103509234" calcext:value-type="float">
            <text:p>3.0261510351</text:p>
          </table:table-cell>
          <table:table-cell office:value-type="float" office:value="11.176" calcext:value-type="float">
            <text:p>11.176</text:p>
          </table:table-cell>
          <table:table-cell office:value-type="float" office:value="42.592" calcext:value-type="float">
            <text:p>42.592</text:p>
          </table:table-cell>
          <table:table-cell table:number-columns-repeated="3"/>
        </table:table-row>
        <table:table-row table:style-name="ro1">
          <table:table-cell office:value-type="float" office:value="3.16430006255675" calcext:value-type="float">
            <text:p>3.1643000626</text:p>
          </table:table-cell>
          <table:table-cell office:value-type="float" office:value="11.007" calcext:value-type="float">
            <text:p>11.007</text:p>
          </table:table-cell>
          <table:table-cell office:value-type="float" office:value="43.196" calcext:value-type="float">
            <text:p>43.196</text:p>
          </table:table-cell>
          <table:table-cell table:number-columns-repeated="3"/>
        </table:table-row>
        <table:table-row table:style-name="ro1">
          <table:table-cell office:value-type="float" office:value="3.30651249191425" calcext:value-type="float">
            <text:p>3.3065124919</text:p>
          </table:table-cell>
          <table:table-cell office:value-type="float" office:value="10.845" calcext:value-type="float">
            <text:p>10.845</text:p>
          </table:table-cell>
          <table:table-cell office:value-type="float" office:value="43.903" calcext:value-type="float">
            <text:p>43.903</text:p>
          </table:table-cell>
          <table:table-cell table:number-columns-repeated="3"/>
        </table:table-row>
        <table:table-row table:style-name="ro1">
          <table:table-cell office:value-type="float" office:value="3.44872419896626" calcext:value-type="float">
            <text:p>3.448724199</text:p>
          </table:table-cell>
          <table:table-cell office:value-type="float" office:value="10.688" calcext:value-type="float">
            <text:p>10.688</text:p>
          </table:table-cell>
          <table:table-cell office:value-type="float" office:value="44.732" calcext:value-type="float">
            <text:p>44.732</text:p>
          </table:table-cell>
          <table:table-cell table:number-columns-repeated="3"/>
        </table:table-row>
        <table:table-row table:style-name="ro1">
          <table:table-cell office:value-type="float" office:value="3.59093592860198" calcext:value-type="float">
            <text:p>3.5909359286</text:p>
          </table:table-cell>
          <table:table-cell office:value-type="float" office:value="10.539" calcext:value-type="float">
            <text:p>10.539</text:p>
          </table:table-cell>
          <table:table-cell office:value-type="float" office:value="45.706" calcext:value-type="float">
            <text:p>45.706</text:p>
          </table:table-cell>
          <table:table-cell table:number-columns-repeated="3"/>
        </table:table-row>
        <table:table-row table:style-name="ro1">
          <table:table-cell office:value-type="float" office:value="3.73721094029328" calcext:value-type="float">
            <text:p>3.7372109403</text:p>
          </table:table-cell>
          <table:table-cell office:value-type="float" office:value="10.395" calcext:value-type="float">
            <text:p>10.395</text:p>
          </table:table-cell>
          <table:table-cell office:value-type="float" office:value="46.859" calcext:value-type="float">
            <text:p>46.859</text:p>
          </table:table-cell>
          <table:table-cell table:number-columns-repeated="3"/>
        </table:table-row>
        <table:table-row table:style-name="ro1">
          <table:table-cell office:value-type="float" office:value="3.88470613993769" calcext:value-type="float">
            <text:p>3.8847061399</text:p>
          </table:table-cell>
          <table:table-cell office:value-type="float" office:value="10.257" calcext:value-type="float">
            <text:p>10.257</text:p>
          </table:table-cell>
          <table:table-cell office:value-type="float" office:value="48.24" calcext:value-type="float">
            <text:p>48.24</text:p>
          </table:table-cell>
          <table:table-cell table:number-columns-repeated="3"/>
        </table:table-row>
        <table:table-row table:style-name="ro1">
          <table:table-cell office:value-type="float" office:value="4.0440434040508" calcext:value-type="float">
            <text:p>4.0440434041</text:p>
          </table:table-cell>
          <table:table-cell office:value-type="float" office:value="10.123" calcext:value-type="float">
            <text:p>10.123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float" office:value="4.19931751299026" calcext:value-type="float">
            <text:p>4.199317513</text:p>
          </table:table-cell>
          <table:table-cell office:value-type="float" office:value="9.995" calcext:value-type="float">
            <text:p>9.995</text:p>
          </table:table-cell>
          <table:table-cell office:value-type="float" office:value="52.008" calcext:value-type="float">
            <text:p>52.008</text:p>
          </table:table-cell>
          <table:table-cell table:number-columns-repeated="3"/>
        </table:table-row>
        <table:table-row table:style-name="ro1">
          <table:table-cell office:value-type="float" office:value="4.35879016707241" calcext:value-type="float">
            <text:p>4.3587901671</text:p>
          </table:table-cell>
          <table:table-cell office:value-type="float" office:value="9.87" calcext:value-type="float">
            <text:p>9.87</text:p>
          </table:table-cell>
          <table:table-cell office:value-type="float" office:value="54.69" calcext:value-type="float">
            <text:p>54.69</text:p>
          </table:table-cell>
          <table:table-cell table:number-columns-repeated="3"/>
        </table:table-row>
        <table:table-row table:style-name="ro1">
          <table:table-cell office:value-type="float" office:value="4.53504602666903" calcext:value-type="float">
            <text:p>4.5350460267</text:p>
          </table:table-cell>
          <table:table-cell office:value-type="float" office:value="9.741" calcext:value-type="float">
            <text:p>9.741</text:p>
          </table:table-cell>
          <table:table-cell office:value-type="float" office:value="58.631" calcext:value-type="float">
            <text:p>58.631</text:p>
          </table:table-cell>
          <table:table-cell table:number-columns-repeated="3"/>
        </table:table-row>
        <table:table-row table:style-name="ro1">
          <table:table-cell office:value-type="float" office:value="4.6987127838692" calcext:value-type="float">
            <text:p>4.6987127839</text:p>
          </table:table-cell>
          <table:table-cell office:value-type="float" office:value="9.6247" calcext:value-type="float">
            <text:p>9.6247</text:p>
          </table:table-cell>
          <table:table-cell office:value-type="float" office:value="9.9823" calcext:value-type="float">
            <text:p>9.9823</text:p>
          </table:table-cell>
          <table:table-cell table:number-columns-repeated="3"/>
        </table:table-row>
        <table:table-row table:style-name="ro1">
          <table:table-cell office:value-type="float" office:value="4.85398823136289" calcext:value-type="float">
            <text:p>4.8539882314</text:p>
          </table:table-cell>
          <table:table-cell office:value-type="float" office:value="9.5181" calcext:value-type="float">
            <text:p>9.5181</text:p>
          </table:table-cell>
          <table:table-cell office:value-type="float" office:value="9.8339" calcext:value-type="float">
            <text:p>9.8339</text:p>
          </table:table-cell>
          <table:table-cell table:number-columns-repeated="3"/>
        </table:table-row>
        <table:table-row table:style-name="ro1">
          <table:table-cell office:value-type="float" office:value="5.02185405022692" calcext:value-type="float">
            <text:p>5.0218540502</text:p>
          </table:table-cell>
          <table:table-cell office:value-type="float" office:value="9.408" calcext:value-type="float">
            <text:p>9.408</text:p>
          </table:table-cell>
          <table:table-cell office:value-type="float" office:value="9.689" calcext:value-type="float">
            <text:p>9.689</text:p>
          </table:table-cell>
          <table:table-cell table:number-columns-repeated="3"/>
        </table:table-row>
        <table:table-row table:style-name="ro1">
          <table:table-cell office:value-type="float" office:value="5.16034143399122" calcext:value-type="float">
            <text:p>5.160341434</text:p>
          </table:table-cell>
          <table:table-cell office:value-type="float" office:value="9.3197" calcext:value-type="float">
            <text:p>9.3197</text:p>
          </table:table-cell>
          <table:table-cell office:value-type="float" office:value="9.5803" calcext:value-type="float">
            <text:p>9.5803</text:p>
          </table:table-cell>
          <table:table-cell table:number-columns-repeated="3"/>
        </table:table-row>
        <table:table-row table:style-name="ro1">
          <table:table-cell office:value-type="float" office:value="5.33659883282922" calcext:value-type="float">
            <text:p>5.3365988328</text:p>
          </table:table-cell>
          <table:table-cell office:value-type="float" office:value="9.1426" calcext:value-type="float">
            <text:p>9.1426</text:p>
          </table:table-cell>
          <table:table-cell office:value-type="float" office:value="9.4594" calcext:value-type="float">
            <text:p>9.4594</text:p>
          </table:table-cell>
          <table:table-cell table:number-columns-repeated="3"/>
        </table:table-row>
        <table:table-row table:style-name="ro1">
          <table:table-cell office:value-type="float" office:value="5.5464289236097" calcext:value-type="float">
            <text:p>5.5464289236</text:p>
          </table:table-cell>
          <table:table-cell office:value-type="float" office:value="8.9001" calcext:value-type="float">
            <text:p>8.9001</text:p>
          </table:table-cell>
          <table:table-cell office:value-type="float" office:value="9.3279" calcext:value-type="float">
            <text:p>9.3279</text:p>
          </table:table-cell>
          <table:table-cell table:number-columns-repeated="3"/>
        </table:table-row>
        <table:table-row table:style-name="ro1">
          <table:table-cell office:value-type="float" office:value="5.72268495803768" calcext:value-type="float">
            <text:p>5.722684958</text:p>
          </table:table-cell>
          <table:table-cell office:value-type="float" office:value="8.6984" calcext:value-type="float">
            <text:p>8.6984</text:p>
          </table:table-cell>
          <table:table-cell office:value-type="float" office:value="9.2276" calcext:value-type="float">
            <text:p>9.2276</text:p>
          </table:table-cell>
          <table:table-cell table:number-columns-repeated="3"/>
        </table:table-row>
        <table:table-row table:style-name="ro1">
          <table:table-cell office:value-type="float" office:value="5.90314032945983" calcext:value-type="float">
            <text:p>5.9031403295</text:p>
          </table:table-cell>
          <table:table-cell office:value-type="float" office:value="8.4996" calcext:value-type="float">
            <text:p>8.4996</text:p>
          </table:table-cell>
          <table:table-cell office:value-type="float" office:value="9.1354" calcext:value-type="float">
            <text:p>9.1354</text:p>
          </table:table-cell>
          <table:table-cell table:number-columns-repeated="3"/>
        </table:table-row>
        <table:table-row table:style-name="ro1">
          <table:table-cell office:value-type="float" office:value="6.08778945127964" calcext:value-type="float">
            <text:p>6.0877894513</text:p>
          </table:table-cell>
          <table:table-cell office:value-type="float" office:value="8.3043" calcext:value-type="float">
            <text:p>8.3043</text:p>
          </table:table-cell>
          <table:table-cell office:value-type="float" office:value="9.0507" calcext:value-type="float">
            <text:p>9.0507</text:p>
          </table:table-cell>
          <table:table-cell table:number-columns-repeated="3"/>
        </table:table-row>
        <table:table-row table:style-name="ro1">
          <table:table-cell office:value-type="float" office:value="6.27663722057596" calcext:value-type="float">
            <text:p>6.2766372206</text:p>
          </table:table-cell>
          <table:table-cell office:value-type="float" office:value="8.1185" calcext:value-type="float">
            <text:p>8.1185</text:p>
          </table:table-cell>
          <table:table-cell office:value-type="float" office:value="8.9665" calcext:value-type="float">
            <text:p>8.9665</text:p>
          </table:table-cell>
          <table:table-cell table:number-columns-repeated="3"/>
        </table:table-row>
        <table:table-row table:style-name="ro1">
          <table:table-cell office:value-type="float" office:value="6.46583788693289" calcext:value-type="float">
            <text:p>6.4658378869</text:p>
          </table:table-cell>
          <table:table-cell office:value-type="float" office:value="7.9429" calcext:value-type="float">
            <text:p>7.9429</text:p>
          </table:table-cell>
          <table:table-cell office:value-type="float" office:value="8.8801" calcext:value-type="float">
            <text:p>8.8801</text:p>
          </table:table-cell>
          <table:table-cell table:number-columns-repeated="3"/>
        </table:table-row>
        <table:table-row table:style-name="ro1">
          <table:table-cell office:value-type="float" office:value="6.65948082141956" calcext:value-type="float">
            <text:p>6.6594808214</text:p>
          </table:table-cell>
          <table:table-cell office:value-type="float" office:value="7.7706" calcext:value-type="float">
            <text:p>7.7706</text:p>
          </table:table-cell>
          <table:table-cell office:value-type="float" office:value="8.7994" calcext:value-type="float">
            <text:p>8.7994</text:p>
          </table:table-cell>
          <table:table-cell table:number-columns-repeated="3"/>
        </table:table-row>
        <table:table-row table:style-name="ro1">
          <table:table-cell office:value-type="float" office:value="6.8592575213142" calcext:value-type="float">
            <text:p>6.8592575213</text:p>
          </table:table-cell>
          <table:table-cell office:value-type="float" office:value="7.6015" calcext:value-type="float">
            <text:p>7.6015</text:p>
          </table:table-cell>
          <table:table-cell office:value-type="float" office:value="8.7245" calcext:value-type="float">
            <text:p>8.7245</text:p>
          </table:table-cell>
          <table:table-cell table:number-columns-repeated="3"/>
        </table:table-row>
        <table:table-row table:style-name="ro1">
          <table:table-cell office:value-type="float" office:value="7.05903491716294" calcext:value-type="float">
            <text:p>7.0590349172</text:p>
          </table:table-cell>
          <table:table-cell office:value-type="float" office:value="7.4464" calcext:value-type="float">
            <text:p>7.4464</text:p>
          </table:table-cell>
          <table:table-cell office:value-type="float" office:value="8.6556" calcext:value-type="float">
            <text:p>8.6556</text:p>
          </table:table-cell>
          <table:table-cell table:number-columns-repeated="3"/>
        </table:table-row>
        <table:table-row table:style-name="ro1">
          <table:table-cell office:value-type="float" office:value="7.25447054034628" calcext:value-type="float">
            <text:p>7.2544705403</text:p>
          </table:table-cell>
          <table:table-cell office:value-type="float" office:value="7.3259" calcext:value-type="float">
            <text:p>7.3259</text:p>
          </table:table-cell>
          <table:table-cell office:value-type="float" office:value="8.5921" calcext:value-type="float">
            <text:p>8.5921</text:p>
          </table:table-cell>
          <table:table-cell table:number-columns-repeated="3"/>
        </table:table-row>
        <table:table-row table:style-name="ro1">
          <table:table-cell office:value-type="float" office:value="7.45424622056986" calcext:value-type="float">
            <text:p>7.4542462206</text:p>
          </table:table-cell>
          <table:table-cell office:value-type="float" office:value="7.226" calcext:value-type="float">
            <text:p>7.226</text:p>
          </table:table-cell>
          <table:table-cell office:value-type="float" office:value="8.533" calcext:value-type="float">
            <text:p>8.533</text:p>
          </table:table-cell>
          <table:table-cell table:number-columns-repeated="3"/>
        </table:table-row>
        <table:table-row table:style-name="ro1">
          <table:table-cell office:value-type="float" office:value="7.64967896167922" calcext:value-type="float">
            <text:p>7.6496789617</text:p>
          </table:table-cell>
          <table:table-cell office:value-type="float" office:value="7.1302" calcext:value-type="float">
            <text:p>7.1302</text:p>
          </table:table-cell>
          <table:table-cell office:value-type="float" office:value="8.4778" calcext:value-type="float">
            <text:p>8.4778</text:p>
          </table:table-cell>
          <table:table-cell table:number-columns-repeated="3"/>
        </table:table-row>
        <table:table-row table:style-name="ro1">
          <table:table-cell office:value-type="float" office:value="7.84945751950775" calcext:value-type="float">
            <text:p>7.8494575195</text:p>
          </table:table-cell>
          <table:table-cell office:value-type="float" office:value="7.038" calcext:value-type="float">
            <text:p>7.038</text:p>
          </table:table-cell>
          <table:table-cell office:value-type="float" office:value="8.426" calcext:value-type="float">
            <text:p>8.426</text:p>
          </table:table-cell>
          <table:table-cell table:number-columns-repeated="3"/>
        </table:table-row>
        <table:table-row table:style-name="ro1">
          <table:table-cell office:value-type="float" office:value="8.04488926827613" calcext:value-type="float">
            <text:p>8.0448892683</text:p>
          </table:table-cell>
          <table:table-cell office:value-type="float" office:value="6.9496" calcext:value-type="float">
            <text:p>6.9496</text:p>
          </table:table-cell>
          <table:table-cell office:value-type="float" office:value="8.3774" calcext:value-type="float">
            <text:p>8.3774</text:p>
          </table:table-cell>
          <table:table-cell table:number-columns-repeated="3"/>
        </table:table-row>
        <table:table-row table:style-name="ro1">
          <table:table-cell office:value-type="float" office:value="8.24032285769704" calcext:value-type="float">
            <text:p>8.2403228577</text:p>
          </table:table-cell>
          <table:table-cell office:value-type="float" office:value="6.8632" calcext:value-type="float">
            <text:p>6.8632</text:p>
          </table:table-cell>
          <table:table-cell office:value-type="float" office:value="8.3268" calcext:value-type="float">
            <text:p>8.3268</text:p>
          </table:table-cell>
          <table:table-cell table:number-columns-repeated="3"/>
        </table:table-row>
        <table:table-row table:style-name="ro1">
          <table:table-cell office:value-type="float" office:value="8.43575729930824" calcext:value-type="float">
            <text:p>8.4357572993</text:p>
          </table:table-cell>
          <table:table-cell office:value-type="float" office:value="6.7795" calcext:value-type="float">
            <text:p>6.7795</text:p>
          </table:table-cell>
          <table:table-cell office:value-type="float" office:value="8.2715" calcext:value-type="float">
            <text:p>8.2715</text:p>
          </table:table-cell>
          <table:table-cell table:number-columns-repeated="3"/>
        </table:table-row>
        <table:table-row table:style-name="ro1">
          <table:table-cell office:value-type="float" office:value="8.62684672284884" calcext:value-type="float">
            <text:p>8.6268467228</text:p>
          </table:table-cell>
          <table:table-cell office:value-type="float" office:value="6.6995" calcext:value-type="float">
            <text:p>6.6995</text:p>
          </table:table-cell>
          <table:table-cell office:value-type="float" office:value="8.2165" calcext:value-type="float">
            <text:p>8.2165</text:p>
          </table:table-cell>
          <table:table-cell table:number-columns-repeated="3"/>
        </table:table-row>
        <table:table-row table:style-name="ro1">
          <table:table-cell office:value-type="float" office:value="8.82228147409029" calcext:value-type="float">
            <text:p>8.8222814741</text:p>
          </table:table-cell>
          <table:table-cell office:value-type="float" office:value="6.6211" calcext:value-type="float">
            <text:p>6.6211</text:p>
          </table:table-cell>
          <table:table-cell office:value-type="float" office:value="8.1649" calcext:value-type="float">
            <text:p>8.1649</text:p>
          </table:table-cell>
          <table:table-cell table:number-columns-repeated="3"/>
        </table:table-row>
        <table:table-row table:style-name="ro1">
          <table:table-cell office:value-type="float" office:value="9.01771691989237" calcext:value-type="float">
            <text:p>9.0177169199</text:p>
          </table:table-cell>
          <table:table-cell office:value-type="float" office:value="6.5454" calcext:value-type="float">
            <text:p>6.5454</text:p>
          </table:table-cell>
          <table:table-cell office:value-type="float" office:value="8.1166" calcext:value-type="float">
            <text:p>8.1166</text:p>
          </table:table-cell>
          <table:table-cell table:number-columns-repeated="3"/>
        </table:table-row>
        <table:table-row table:style-name="ro1">
          <table:table-cell office:value-type="float" office:value="9.21071915769584" calcext:value-type="float">
            <text:p>9.2107191577</text:p>
          </table:table-cell>
          <table:table-cell office:value-type="float" office:value="6.4718" calcext:value-type="float">
            <text:p>6.4718</text:p>
          </table:table-cell>
          <table:table-cell office:value-type="float" office:value="8.0712" calcext:value-type="float">
            <text:p>8.0712</text:p>
          </table:table-cell>
          <table:table-cell table:number-columns-repeated="3"/>
        </table:table-row>
        <table:table-row table:style-name="ro1">
          <table:table-cell office:value-type="float" office:value="9.40883004988217" calcext:value-type="float">
            <text:p>9.4088300499</text:p>
          </table:table-cell>
          <table:table-cell office:value-type="float" office:value="6.3995" calcext:value-type="float">
            <text:p>6.3995</text:p>
          </table:table-cell>
          <table:table-cell office:value-type="float" office:value="8.0285" calcext:value-type="float">
            <text:p>8.0285</text:p>
          </table:table-cell>
          <table:table-cell table:number-columns-repeated="3"/>
        </table:table-row>
        <table:table-row table:style-name="ro1">
          <table:table-cell office:value-type="float" office:value="9.61163110618777" calcext:value-type="float">
            <text:p>9.6116311062</text:p>
          </table:table-cell>
          <table:table-cell office:value-type="float" office:value="6.334" calcext:value-type="float">
            <text:p>6.334</text:p>
          </table:table-cell>
          <table:table-cell office:value-type="float" office:value="7.985" calcext:value-type="float">
            <text:p>7.985</text:p>
          </table:table-cell>
          <table:table-cell table:number-columns-repeated="3"/>
        </table:table-row>
        <table:table-row table:style-name="ro1">
          <table:table-cell office:value-type="float" office:value="9.80992155202882" calcext:value-type="float">
            <text:p>9.809921552</text:p>
          </table:table-cell>
          <table:table-cell office:value-type="float" office:value="6.2736" calcext:value-type="float">
            <text:p>6.2736</text:p>
          </table:table-cell>
          <table:table-cell office:value-type="float" office:value="7.9404" calcext:value-type="float">
            <text:p>7.9404</text:p>
          </table:table-cell>
          <table:table-cell table:number-columns-repeated="3"/>
        </table:table-row>
        <table:table-row table:style-name="ro1">
          <table:table-cell office:value-type="float" office:value="10.008212923442" calcext:value-type="float">
            <text:p>10.0082129234</text:p>
          </table:table-cell>
          <table:table-cell office:value-type="float" office:value="6.2139" calcext:value-type="float">
            <text:p>6.2139</text:p>
          </table:table-cell>
          <table:table-cell office:value-type="float" office:value="7.8981" calcext:value-type="float">
            <text:p>7.8981</text:p>
          </table:table-cell>
          <table:table-cell table:number-columns-repeated="3"/>
        </table:table-row>
        <table:table-row table:style-name="ro1">
          <table:table-cell office:value-type="float" office:value="10.2065085344828" calcext:value-type="float">
            <text:p>10.2065085345</text:p>
          </table:table-cell>
          <table:table-cell office:value-type="float" office:value="6.157" calcext:value-type="float">
            <text:p>6.157</text:p>
          </table:table-cell>
          <table:table-cell office:value-type="float" office:value="7.858" calcext:value-type="float">
            <text:p>7.858</text:p>
          </table:table-cell>
          <table:table-cell table:number-columns-repeated="3"/>
        </table:table-row>
        <table:table-row table:style-name="ro1">
          <table:table-cell office:value-type="float" office:value="10.4002902165329" calcext:value-type="float">
            <text:p>10.4002902165</text:p>
          </table:table-cell>
          <table:table-cell office:value-type="float" office:value="6.1011" calcext:value-type="float">
            <text:p>6.1011</text:p>
          </table:table-cell>
          <table:table-cell office:value-type="float" office:value="7.8199" calcext:value-type="float">
            <text:p>7.8199</text:p>
          </table:table-cell>
          <table:table-cell table:number-columns-repeated="3"/>
        </table:table-row>
        <table:table-row table:style-name="ro1">
          <table:table-cell office:value-type="float" office:value="10.5985855630799" calcext:value-type="float">
            <text:p>10.5985855631</text:p>
          </table:table-cell>
          <table:table-cell office:value-type="float" office:value="6.0462" calcext:value-type="float">
            <text:p>6.0462</text:p>
          </table:table-cell>
          <table:table-cell office:value-type="float" office:value="7.7838" calcext:value-type="float">
            <text:p>7.7838</text:p>
          </table:table-cell>
          <table:table-cell table:number-columns-repeated="3"/>
        </table:table-row>
        <table:table-row table:style-name="ro1">
          <table:table-cell office:value-type="float" office:value="10.7923704074491" calcext:value-type="float">
            <text:p>10.7923704074</text:p>
          </table:table-cell>
          <table:table-cell office:value-type="float" office:value="5.9936" calcext:value-type="float">
            <text:p>5.9936</text:p>
          </table:table-cell>
          <table:table-cell office:value-type="float" office:value="7.7494" calcext:value-type="float">
            <text:p>7.7494</text:p>
          </table:table-cell>
          <table:table-cell table:number-columns-repeated="3"/>
        </table:table-row>
        <table:table-row table:style-name="ro1">
          <table:table-cell office:value-type="float" office:value="10.9861563804212" calcext:value-type="float">
            <text:p>10.9861563804</text:p>
          </table:table-cell>
          <table:table-cell office:value-type="float" office:value="5.9422" calcext:value-type="float">
            <text:p>5.9422</text:p>
          </table:table-cell>
          <table:table-cell office:value-type="float" office:value="7.7168" calcext:value-type="float">
            <text:p>7.7168</text:p>
          </table:table-cell>
          <table:table-cell table:number-columns-repeated="3"/>
        </table:table-row>
        <table:table-row table:style-name="ro1">
          <table:table-cell office:value-type="float" office:value="11.1844483434038" calcext:value-type="float">
            <text:p>11.1844483434</text:p>
          </table:table-cell>
          <table:table-cell office:value-type="float" office:value="5.8911" calcext:value-type="float">
            <text:p>5.8911</text:p>
          </table:table-cell>
          <table:table-cell office:value-type="float" office:value="7.6859" calcext:value-type="float">
            <text:p>7.6859</text:p>
          </table:table-cell>
          <table:table-cell table:number-columns-repeated="3"/>
        </table:table-row>
        <table:table-row table:style-name="ro1">
          <table:table-cell office:value-type="float" office:value="11.3602071196854" calcext:value-type="float">
            <text:p>11.3602071197</text:p>
          </table:table-cell>
          <table:table-cell office:value-type="float" office:value="5.847" calcext:value-type="float">
            <text:p>5.847</text:p>
          </table:table-cell>
          <table:table-cell office:value-type="float" office:value="7.659" calcext:value-type="float">
            <text:p>7.659</text:p>
          </table:table-cell>
          <table:table-cell table:number-columns-repeated="3"/>
        </table:table-row>
        <table:table-row table:style-name="ro1">
          <table:table-cell office:value-type="float" office:value="11.5539938054927" calcext:value-type="float">
            <text:p>11.5539938055</text:p>
          </table:table-cell>
          <table:table-cell office:value-type="float" office:value="5.7965" calcext:value-type="float">
            <text:p>5.7965</text:p>
          </table:table-cell>
          <table:table-cell office:value-type="float" office:value="1.059" calcext:value-type="float">
            <text:p>1.059</text:p>
          </table:table-cell>
          <table:table-cell table:number-columns-repeated="3"/>
        </table:table-row>
        <table:table-row table:style-name="ro1">
          <table:table-cell office:value-type="float" office:value="11.7615273255156" calcext:value-type="float">
            <text:p>11.7615273255</text:p>
          </table:table-cell>
          <table:table-cell office:value-type="float" office:value="5.73819" calcext:value-type="float">
            <text:p>5.73819</text:p>
          </table:table-cell>
          <table:table-cell office:value-type="float" office:value="0.90161" calcext:value-type="float">
            <text:p>0.90161</text:p>
          </table:table-cell>
          <table:table-cell table:number-columns-repeated="3"/>
        </table:table-row>
        <table:table-row table:style-name="ro1">
          <table:table-cell office:value-type="float" office:value="11.9607065124418" calcext:value-type="float">
            <text:p>11.9607065124</text:p>
          </table:table-cell>
          <table:table-cell office:value-type="float" office:value="5.68877" calcext:value-type="float">
            <text:p>5.68877</text:p>
          </table:table-cell>
          <table:table-cell office:value-type="float" office:value="0.82873" calcext:value-type="float">
            <text:p>0.82873</text:p>
          </table:table-cell>
          <table:table-cell table:number-columns-repeated="3"/>
        </table:table-row>
        <table:table-row table:style-name="ro1">
          <table:table-cell office:value-type="float" office:value="12.1624832123152" calcext:value-type="float">
            <text:p>12.1624832123</text:p>
          </table:table-cell>
          <table:table-cell office:value-type="float" office:value="5.65555" calcext:value-type="float">
            <text:p>5.65555</text:p>
          </table:table-cell>
          <table:table-cell office:value-type="float" office:value="0.75555" calcext:value-type="float">
            <text:p>0.75555</text:p>
          </table:table-cell>
          <table:table-cell table:number-columns-repeated="3"/>
        </table:table-row>
        <table:table-row table:style-name="ro1">
          <table:table-cell office:value-type="float" office:value="12.3595769649229" calcext:value-type="float">
            <text:p>12.3595769649</text:p>
          </table:table-cell>
          <table:table-cell office:value-type="float" office:value="5.59734" calcext:value-type="float">
            <text:p>5.59734</text:p>
          </table:table-cell>
          <table:table-cell office:value-type="float" office:value="0.71686" calcext:value-type="float">
            <text:p>0.71686</text:p>
          </table:table-cell>
          <table:table-cell table:number-columns-repeated="3"/>
        </table:table-row>
        <table:table-row table:style-name="ro1">
          <table:table-cell office:value-type="float" office:value="12.5566682977099" calcext:value-type="float">
            <text:p>12.5566682977</text:p>
          </table:table-cell>
          <table:table-cell office:value-type="float" office:value="5.56937" calcext:value-type="float">
            <text:p>5.56937</text:p>
          </table:table-cell>
          <table:table-cell office:value-type="float" office:value="0.65493" calcext:value-type="float">
            <text:p>0.65493</text:p>
          </table:table-cell>
          <table:table-cell table:number-columns-repeated="3"/>
        </table:table-row>
        <table:table-row table:style-name="ro1">
          <table:table-cell office:value-type="float" office:value="12.753764119275" calcext:value-type="float">
            <text:p>12.7537641193</text:p>
          </table:table-cell>
          <table:table-cell office:value-type="float" office:value="5.51091" calcext:value-type="float">
            <text:p>5.51091</text:p>
          </table:table-cell>
          <table:table-cell office:value-type="float" office:value="0.62899" calcext:value-type="float">
            <text:p>0.62899</text:p>
          </table:table-cell>
          <table:table-cell table:number-columns-repeated="3"/>
        </table:table-row>
        <table:table-row table:style-name="ro1">
          <table:table-cell office:value-type="float" office:value="12.9508542410707" calcext:value-type="float">
            <text:p>12.9508542411</text:p>
          </table:table-cell>
          <table:table-cell office:value-type="float" office:value="5.4877" calcext:value-type="float">
            <text:p>5.4877</text:p>
          </table:table-cell>
          <table:table-cell office:value-type="float" office:value="0.5719" calcext:value-type="float">
            <text:p>0.5719</text:p>
          </table:table-cell>
          <table:table-cell table:number-columns-repeated="3"/>
        </table:table-row>
        <table:table-row table:style-name="ro1">
          <table:table-cell office:value-type="float" office:value="13.1479471506336" calcext:value-type="float">
            <text:p>13.1479471506</text:p>
          </table:table-cell>
          <table:table-cell office:value-type="float" office:value="5.44028" calcext:value-type="float">
            <text:p>5.44028</text:p>
          </table:table-cell>
          <table:table-cell office:value-type="float" office:value="0.54292" calcext:value-type="float">
            <text:p>0.54292</text:p>
          </table:table-cell>
          <table:table-cell table:number-columns-repeated="3"/>
        </table:table-row>
        <table:table-row table:style-name="ro1">
          <table:table-cell office:value-type="float" office:value="13.3450391094807" calcext:value-type="float">
            <text:p>13.3450391095</text:p>
          </table:table-cell>
          <table:table-cell office:value-type="float" office:value="5.4065" calcext:value-type="float">
            <text:p>5.4065</text:p>
          </table:table-cell>
          <table:table-cell office:value-type="float" office:value="0.5035" calcext:value-type="float">
            <text:p>0.5035</text:p>
          </table:table-cell>
          <table:table-cell table:number-columns-repeated="3"/>
        </table:table-row>
        <table:table-row table:style-name="ro1">
          <table:table-cell office:value-type="float" office:value="13.5421347456839" calcext:value-type="float">
            <text:p>13.5421347457</text:p>
          </table:table-cell>
          <table:table-cell office:value-type="float" office:value="5.37205" calcext:value-type="float">
            <text:p>5.37205</text:p>
          </table:table-cell>
          <table:table-cell office:value-type="float" office:value="0.46745" calcext:value-type="float">
            <text:p>0.46745</text:p>
          </table:table-cell>
          <table:table-cell table:number-columns-repeated="3"/>
        </table:table-row>
        <table:table-row table:style-name="ro1">
          <table:table-cell office:value-type="float" office:value="13.7345327795765" calcext:value-type="float">
            <text:p>13.7345327796</text:p>
          </table:table-cell>
          <table:table-cell office:value-type="float" office:value="5.32138" calcext:value-type="float">
            <text:p>5.32138</text:p>
          </table:table-cell>
          <table:table-cell office:value-type="float" office:value="0.45022" calcext:value-type="float">
            <text:p>0.45022</text:p>
          </table:table-cell>
          <table:table-cell table:number-columns-repeated="3"/>
        </table:table-row>
        <table:table-row table:style-name="ro1">
          <table:table-cell office:value-type="float" office:value="13.9269316680435" calcext:value-type="float">
            <text:p>13.926931668</text:p>
          </table:table-cell>
          <table:table-cell office:value-type="float" office:value="5.30082" calcext:value-type="float">
            <text:p>5.30082</text:p>
          </table:table-cell>
          <table:table-cell office:value-type="float" office:value="0.40518" calcext:value-type="float">
            <text:p>0.40518</text:p>
          </table:table-cell>
          <table:table-cell table:number-columns-repeated="3"/>
        </table:table-row>
        <table:table-row table:style-name="ro1">
          <table:table-cell office:value-type="float" office:value="14.1193327958064" calcext:value-type="float">
            <text:p>14.1193327958</text:p>
          </table:table-cell>
          <table:table-cell office:value-type="float" office:value="5.26324" calcext:value-type="float">
            <text:p>5.26324</text:p>
          </table:table-cell>
          <table:table-cell office:value-type="float" office:value="0.37916" calcext:value-type="float">
            <text:p>0.37916</text:p>
          </table:table-cell>
          <table:table-cell table:number-columns-repeated="3"/>
        </table:table-row>
        <table:table-row table:style-name="ro1">
          <table:table-cell office:value-type="float" office:value="14.3164273875056" calcext:value-type="float">
            <text:p>14.3164273875</text:p>
          </table:table-cell>
          <table:table-cell office:value-type="float" office:value="5.22262" calcext:value-type="float">
            <text:p>5.22262</text:p>
          </table:table-cell>
          <table:table-cell office:value-type="float" office:value="0.35818" calcext:value-type="float">
            <text:p>0.35818</text:p>
          </table:table-cell>
          <table:table-cell table:number-columns-repeated="3"/>
        </table:table-row>
        <table:table-row table:style-name="ro1">
          <table:table-cell office:value-type="float" office:value="14.505694290545" calcext:value-type="float">
            <text:p>14.5056942905</text:p>
          </table:table-cell>
          <table:table-cell office:value-type="float" office:value="5.20023" calcext:value-type="float">
            <text:p>5.20023</text:p>
          </table:table-cell>
          <table:table-cell office:value-type="float" office:value="0.32077" calcext:value-type="float">
            <text:p>0.32077</text:p>
          </table:table-cell>
          <table:table-cell table:number-columns-repeated="3"/>
        </table:table-row>
        <table:table-row table:style-name="ro1">
          <table:table-cell office:value-type="float" office:value="14.7066505386196" calcext:value-type="float">
            <text:p>14.7066505386</text:p>
          </table:table-cell>
          <table:table-cell office:value-type="float" office:value="5.16307" calcext:value-type="float">
            <text:p>5.16307</text:p>
          </table:table-cell>
          <table:table-cell office:value-type="float" office:value="0.29973" calcext:value-type="float">
            <text:p>0.29973</text:p>
          </table:table-cell>
          <table:table-cell table:number-columns-repeated="3"/>
        </table:table-row>
        <table:table-row table:style-name="ro1">
          <table:table-cell office:value-type="float" office:value="14.9078462858025" calcext:value-type="float">
            <text:p>14.9078462858</text:p>
          </table:table-cell>
          <table:table-cell office:value-type="float" office:value="5.12772" calcext:value-type="float">
            <text:p>5.12772</text:p>
          </table:table-cell>
          <table:table-cell office:value-type="float" office:value="0.27848" calcext:value-type="float">
            <text:p>0.27848</text:p>
          </table:table-cell>
          <table:table-cell table:number-columns-repeated="3"/>
        </table:table-row>
        <table:table-row table:style-name="ro1">
          <table:table-cell office:value-type="float" office:value="15.1041341562951" calcext:value-type="float">
            <text:p>15.1041341563</text:p>
          </table:table-cell>
          <table:table-cell office:value-type="float" office:value="5.10609" calcext:value-type="float">
            <text:p>5.10609</text:p>
          </table:table-cell>
          <table:table-cell office:value-type="float" office:value="0.24501" calcext:value-type="float">
            <text:p>0.24501</text:p>
          </table:table-cell>
          <table:table-cell table:number-columns-repeated="3"/>
        </table:table-row>
        <table:table-row table:style-name="ro1">
          <table:table-cell office:value-type="float" office:value="15.3053330519802" calcext:value-type="float">
            <text:p>15.305333052</text:p>
          </table:table-cell>
          <table:table-cell office:value-type="float" office:value="5.07094" calcext:value-type="float">
            <text:p>5.07094</text:p>
          </table:table-cell>
          <table:table-cell office:value-type="float" office:value="0.22636" calcext:value-type="float">
            <text:p>0.22636</text:p>
          </table:table-cell>
          <table:table-cell table:number-columns-repeated="3"/>
        </table:table-row>
        <table:table-row table:style-name="ro1">
          <table:table-cell office:value-type="float" office:value="15.5016238617997" calcext:value-type="float">
            <text:p>15.5016238618</text:p>
          </table:table-cell>
          <table:table-cell office:value-type="float" office:value="5.03764" calcext:value-type="float">
            <text:p>5.03764</text:p>
          </table:table-cell>
          <table:table-cell office:value-type="float" office:value="0.20736" calcext:value-type="float">
            <text:p>0.20736</text:p>
          </table:table-cell>
          <table:table-cell table:number-columns-repeated="3"/>
        </table:table-row>
        <table:table-row table:style-name="ro1">
          <table:table-cell office:value-type="float" office:value="15.697910748987" calcext:value-type="float">
            <text:p>15.697910749</text:p>
          </table:table-cell>
          <table:table-cell office:value-type="float" office:value="5.01799" calcext:value-type="float">
            <text:p>5.01799</text:p>
          </table:table-cell>
          <table:table-cell office:value-type="float" office:value="0.17581" calcext:value-type="float">
            <text:p>0.17581</text:p>
          </table:table-cell>
          <table:table-cell table:number-columns-repeated="3"/>
        </table:table-row>
        <table:table-row table:style-name="ro1">
          <table:table-cell office:value-type="float" office:value="15.8942013737215" calcext:value-type="float">
            <text:p>15.8942013737</text:p>
          </table:table-cell>
          <table:table-cell office:value-type="float" office:value="4.98583" calcext:value-type="float">
            <text:p>4.98583</text:p>
          </table:table-cell>
          <table:table-cell office:value-type="float" office:value="0.15797" calcext:value-type="float">
            <text:p>0.15797</text:p>
          </table:table-cell>
          <table:table-cell table:number-columns-repeated="3"/>
        </table:table-row>
        <table:table-row table:style-name="ro1">
          <table:table-cell office:value-type="float" office:value="16.0708624921405" calcext:value-type="float">
            <text:p>16.0708624921</text:p>
          </table:table-cell>
          <table:table-cell office:value-type="float" office:value="4.95323" calcext:value-type="float">
            <text:p>4.95323</text:p>
          </table:table-cell>
          <table:table-cell office:value-type="float" office:value="0.14597" calcext:value-type="float">
            <text:p>0.1459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7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6:37:19.621727448</meta:creation-date>
    <dc:date>2018-02-13T16:49:16.632693459</dc:date>
    <meta:editing-duration>PT11M57S</meta:editing-duration>
    <meta:editing-cycles>2</meta:editing-cycles>
    <meta:generator>LibreOffice/5.1.6.2$Linux_X86_64 LibreOffice_project/10m0$Build-2</meta:generator>
    <meta:document-statistic meta:table-count="1" meta:cell-count="3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97cm" svg:height="13.096cm" xlink:href=".." xlink:type="simple" chart:class="chart:scatter" chart:style-name="ch1">
        <chart:title svg:x="10.257cm" svg:y="0.397cm" chart:style-name="ch2">
          <text:p>Connection Lengths</text:p>
        </chart:title>
        <chart:legend svg:x="18.544cm" svg:y="2.527cm" style:legend-expansion="custom" chartooo:width="4.415cm" chartooo:height="1.096cm" style:legend-expansion-aspect-ratio="4.02828467153285" chart:style-name="ch3"/>
        <chart:plot-area chart:style-name="ch4" table:cell-range-address="Sheet1.A2:Sheet1.C112" chart:data-source-has-labels="row" svg:x="0.414cm" svg:y="-0.031cm" svg:width="23.799cm" svg:height="12.571cm">
          <chartooo:coordinate-region svg:x="1.221cm" svg:y="0.168cm" svg:width="22.805cm" svg:height="11.725cm"/>
          <chart:axis chart:dimension="x" chart:name="primary-x" chart:style-name="ch5">
            <chart:title svg:x="10.933cm" svg:y="12.536cm" chart:style-name="ch6">
              <text:p>R-Rsep_omp (cm)</text:p>
            </chart:title>
          </chart:axis>
          <chart:axis chart:dimension="y" chart:name="primary-y" chart:style-name="ch7">
            <chart:title svg:x="0cm" svg:y="8.044cm" chart:style-name="ch8">
              <text:p>Connection Length (cm)</text:p>
            </chart:title>
            <chart:grid chart:style-name="ch9" chart:class="major"/>
          </chart:axis>
          <chart:series chart:style-name="ch10" chart:values-cell-range-address="Sheet1.B2:Sheet1.B112" loext:label-string="&quot;Outer Divertor Facing&quot;" chart:class="chart:scatter">
            <chart:domain table:cell-range-address="Sheet1.A2:Sheet1.A112"/>
            <chart:data-point chart:repeated="111"/>
          </chart:series>
          <chart:series chart:style-name="ch11" chart:values-cell-range-address="Sheet1.C2:Sheet1.C112" loext:label-string="&quot;Inner Divertor Facing&quot;" chart:class="chart:scatter">
            <chart:data-point chart:repeated="1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uter Divertor Facing</text:p>
              </table:table-cell>
              <table:table-cell office:value-type="string">
                <text:p>Inner Divertor Faci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112</svg:desc>
                </draw:g>
              </table:table-cell>
              <table:table-cell office:value-type="float" office:value="4.764">
                <text:p>4.764</text:p>
                <draw:g>
                  <svg:desc>Sheet1.B2:Sheet1.B112</svg:desc>
                </draw:g>
              </table:table-cell>
              <table:table-cell office:value-type="float" office:value="15.928">
                <text:p>15.928</text:p>
                <draw:g>
                  <svg:desc>Sheet1.C2:Sheet1.C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.343">
                <text:p>5.343</text:p>
              </table:table-cell>
              <table:table-cell office:value-type="float" office:value="17.523">
                <text:p>17.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.893">
                <text:p>5.893</text:p>
              </table:table-cell>
              <table:table-cell office:value-type="float" office:value="18.956">
                <text:p>18.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.453">
                <text:p>6.453</text:p>
              </table:table-cell>
              <table:table-cell office:value-type="float" office:value="20.42">
                <text:p>20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.036">
                <text:p>7.036</text:p>
              </table:table-cell>
              <table:table-cell office:value-type="float" office:value="21.895">
                <text:p>21.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.651">
                <text:p>7.651</text:p>
              </table:table-cell>
              <table:table-cell office:value-type="float" office:value="23.374">
                <text:p>23.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.307">
                <text:p>8.307</text:p>
              </table:table-cell>
              <table:table-cell office:value-type="float" office:value="24.847">
                <text:p>24.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9.023">
                <text:p>9.023</text:p>
              </table:table-cell>
              <table:table-cell office:value-type="float" office:value="26.31">
                <text:p>26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65858558033513">
                <text:p>-1.65858558033513</text:p>
              </table:table-cell>
              <table:table-cell office:value-type="float" office:value="9.822">
                <text:p>9.822</text:p>
              </table:table-cell>
              <table:table-cell office:value-type="float" office:value="27.778">
                <text:p>27.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23093721947309">
                <text:p>-1.23093721947309</text:p>
              </table:table-cell>
              <table:table-cell office:value-type="float" office:value="10.739">
                <text:p>10.739</text:p>
              </table:table-cell>
              <table:table-cell office:value-type="float" office:value="29.287">
                <text:p>29.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69314666220527">
                <text:p>-0.869314666220527</text:p>
              </table:table-cell>
              <table:table-cell office:value-type="float" office:value="11.813">
                <text:p>11.813</text:p>
              </table:table-cell>
              <table:table-cell office:value-type="float" office:value="30.897">
                <text:p>30.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66781100381958">
                <text:p>-0.566781100381958</text:p>
              </table:table-cell>
              <table:table-cell office:value-type="float" office:value="13.166">
                <text:p>13.166</text:p>
              </table:table-cell>
              <table:table-cell office:value-type="float" office:value="32.725">
                <text:p>32.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12700072615113">
                <text:p>-0.312700072615113</text:p>
              </table:table-cell>
              <table:table-cell office:value-type="float" office:value="15.168">
                <text:p>15.168</text:p>
              </table:table-cell>
              <table:table-cell office:value-type="float" office:value="35.031">
                <text:p>35.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980113072853617">
                <text:p>-0.0980113072853617</text:p>
              </table:table-cell>
              <table:table-cell office:value-type="float" office:value="21.074">
                <text:p>21.074</text:p>
              </table:table-cell>
              <table:table-cell office:value-type="float" office:value="39.306">
                <text:p>39.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5286234088759">
                <text:p>0.0355286234088759</text:p>
              </table:table-cell>
              <table:table-cell office:value-type="float" office:value="39.556">
                <text:p>39.556</text:p>
              </table:table-cell>
              <table:table-cell office:value-type="float" office:value="65.584">
                <text:p>65.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8251829544991">
                <text:p>0.118251829544991</text:p>
              </table:table-cell>
              <table:table-cell office:value-type="float" office:value="29.027">
                <text:p>29.027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6734185651807">
                <text:p>0.216734185651807</text:p>
              </table:table-cell>
              <table:table-cell office:value-type="float" office:value="24.989">
                <text:p>24.989</text:p>
              </table:table-cell>
              <table:table-cell office:value-type="float" office:value="50.627">
                <text:p>50.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9155894785239">
                <text:p>0.319155894785239</text:p>
              </table:table-cell>
              <table:table-cell office:value-type="float" office:value="22.631">
                <text:p>22.631</text:p>
              </table:table-cell>
              <table:table-cell office:value-type="float" office:value="48.193">
                <text:p>48.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1575417256626">
                <text:p>0.421575417256626</text:p>
              </table:table-cell>
              <table:table-cell office:value-type="float" office:value="20.965">
                <text:p>20.965</text:p>
              </table:table-cell>
              <table:table-cell office:value-type="float" office:value="46.488">
                <text:p>46.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3993884052787">
                <text:p>0.523993884052787</text:p>
              </table:table-cell>
              <table:table-cell office:value-type="float" office:value="19.688">
                <text:p>19.688</text:p>
              </table:table-cell>
              <table:table-cell office:value-type="float" office:value="45.192">
                <text:p>45.1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0355950755057">
                <text:p>0.630355950755057</text:p>
              </table:table-cell>
              <table:table-cell office:value-type="float" office:value="18.66">
                <text:p>18.66</text:p>
              </table:table-cell>
              <table:table-cell office:value-type="float" office:value="44.165">
                <text:p>44.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2777196746398">
                <text:p>0.732777196746398</text:p>
              </table:table-cell>
              <table:table-cell office:value-type="float" office:value="17.803">
                <text:p>17.803</text:p>
              </table:table-cell>
              <table:table-cell office:value-type="float" office:value="43.334">
                <text:p>43.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913563476799">
                <text:p>0.83913563476799</text:p>
              </table:table-cell>
              <table:table-cell office:value-type="float" office:value="17.073">
                <text:p>17.073</text:p>
              </table:table-cell>
              <table:table-cell office:value-type="float" office:value="42.651">
                <text:p>42.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5493576437534">
                <text:p>0.945493576437534</text:p>
              </table:table-cell>
              <table:table-cell office:value-type="float" office:value="16.436">
                <text:p>16.436</text:p>
              </table:table-cell>
              <table:table-cell office:value-type="float" office:value="42.088">
                <text:p>42.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5579370291097">
                <text:p>1.05579370291097</text:p>
              </table:table-cell>
              <table:table-cell office:value-type="float" office:value="15.873">
                <text:p>15.873</text:p>
              </table:table-cell>
              <table:table-cell office:value-type="float" office:value="41.621">
                <text:p>41.6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6253573670361">
                <text:p>1.16253573670361</text:p>
              </table:table-cell>
              <table:table-cell office:value-type="float" office:value="15.371">
                <text:p>15.371</text:p>
              </table:table-cell>
              <table:table-cell office:value-type="float" office:value="41.239">
                <text:p>41.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491924654224">
                <text:p>1.27491924654224</text:p>
              </table:table-cell>
              <table:table-cell office:value-type="float" office:value="14.918">
                <text:p>14.918</text:p>
              </table:table-cell>
              <table:table-cell office:value-type="float" office:value="40.932">
                <text:p>40.9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9275006651775">
                <text:p>1.39275006651775</text:p>
              </table:table-cell>
              <table:table-cell office:value-type="float" office:value="14.506">
                <text:p>14.506</text:p>
              </table:table-cell>
              <table:table-cell office:value-type="float" office:value="40.691">
                <text:p>40.6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0651872433744">
                <text:p>1.50651872433744</text:p>
              </table:table-cell>
              <table:table-cell office:value-type="float" office:value="14.129">
                <text:p>14.129</text:p>
              </table:table-cell>
              <table:table-cell office:value-type="float" office:value="40.511">
                <text:p>40.5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2435009470336">
                <text:p>1.62435009470336</text:p>
              </table:table-cell>
              <table:table-cell office:value-type="float" office:value="13.781">
                <text:p>13.781</text:p>
              </table:table-cell>
              <table:table-cell office:value-type="float" office:value="40.388">
                <text:p>40.3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4624564304227">
                <text:p>1.74624564304227</text:p>
              </table:table-cell>
              <table:table-cell office:value-type="float" office:value="13.46">
                <text:p>13.46</text:p>
              </table:table-cell>
              <table:table-cell office:value-type="float" office:value="40.318">
                <text:p>40.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681403897425">
                <text:p>1.8681403897425</text:p>
              </table:table-cell>
              <table:table-cell office:value-type="float" office:value="13.16">
                <text:p>13.16</text:p>
              </table:table-cell>
              <table:table-cell office:value-type="float" office:value="40.301">
                <text:p>40.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9003705257367">
                <text:p>1.99003705257367</text:p>
              </table:table-cell>
              <table:table-cell office:value-type="float" office:value="12.884">
                <text:p>12.884</text:p>
              </table:table-cell>
              <table:table-cell office:value-type="float" office:value="40.33">
                <text:p>40.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1193321773707">
                <text:p>2.11193321773707</text:p>
              </table:table-cell>
              <table:table-cell office:value-type="float" office:value="12.627">
                <text:p>12.627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3789230867514">
                <text:p>2.23789230867514</text:p>
              </table:table-cell>
              <table:table-cell office:value-type="float" office:value="12.384">
                <text:p>12.384</text:p>
              </table:table-cell>
              <table:table-cell office:value-type="float" office:value="40.543">
                <text:p>40.5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6385171146945">
                <text:p>2.36385171146945</text:p>
              </table:table-cell>
              <table:table-cell office:value-type="float" office:value="12.156">
                <text:p>12.156</text:p>
              </table:table-cell>
              <table:table-cell office:value-type="float" office:value="40.729">
                <text:p>40.7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9387572494676">
                <text:p>2.49387572494676</text:p>
              </table:table-cell>
              <table:table-cell office:value-type="float" office:value="11.94">
                <text:p>11.94</text:p>
              </table:table-cell>
              <table:table-cell office:value-type="float" office:value="40.971">
                <text:p>40.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2389511555082">
                <text:p>2.62389511555082</text:p>
              </table:table-cell>
              <table:table-cell office:value-type="float" office:value="11.735">
                <text:p>11.735</text:p>
              </table:table-cell>
              <table:table-cell office:value-type="float" office:value="41.273">
                <text:p>41.2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5797961920796">
                <text:p>2.75797961920796</text:p>
              </table:table-cell>
              <table:table-cell office:value-type="float" office:value="11.54">
                <text:p>11.54</text:p>
              </table:table-cell>
              <table:table-cell office:value-type="float" office:value="41.639">
                <text:p>41.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9206577588078">
                <text:p>2.89206577588078</text:p>
              </table:table-cell>
              <table:table-cell office:value-type="float" office:value="11.354">
                <text:p>11.354</text:p>
              </table:table-cell>
              <table:table-cell office:value-type="float" office:value="42.076">
                <text:p>42.0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615103509234">
                <text:p>3.02615103509234</text:p>
              </table:table-cell>
              <table:table-cell office:value-type="float" office:value="11.176">
                <text:p>11.176</text:p>
              </table:table-cell>
              <table:table-cell office:value-type="float" office:value="42.592">
                <text:p>42.5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6430006255675">
                <text:p>3.16430006255675</text:p>
              </table:table-cell>
              <table:table-cell office:value-type="float" office:value="11.007">
                <text:p>11.007</text:p>
              </table:table-cell>
              <table:table-cell office:value-type="float" office:value="43.196">
                <text:p>43.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0651249191425">
                <text:p>3.30651249191425</text:p>
              </table:table-cell>
              <table:table-cell office:value-type="float" office:value="10.845">
                <text:p>10.845</text:p>
              </table:table-cell>
              <table:table-cell office:value-type="float" office:value="43.903">
                <text:p>43.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4872419896626">
                <text:p>3.44872419896626</text:p>
              </table:table-cell>
              <table:table-cell office:value-type="float" office:value="10.688">
                <text:p>10.688</text:p>
              </table:table-cell>
              <table:table-cell office:value-type="float" office:value="44.732">
                <text:p>44.7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59093592860198">
                <text:p>3.59093592860198</text:p>
              </table:table-cell>
              <table:table-cell office:value-type="float" office:value="10.539">
                <text:p>10.539</text:p>
              </table:table-cell>
              <table:table-cell office:value-type="float" office:value="45.706">
                <text:p>45.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3721094029328">
                <text:p>3.73721094029328</text:p>
              </table:table-cell>
              <table:table-cell office:value-type="float" office:value="10.395">
                <text:p>10.395</text:p>
              </table:table-cell>
              <table:table-cell office:value-type="float" office:value="46.859">
                <text:p>46.8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8470613993769">
                <text:p>3.88470613993769</text:p>
              </table:table-cell>
              <table:table-cell office:value-type="float" office:value="10.257">
                <text:p>10.257</text:p>
              </table:table-cell>
              <table:table-cell office:value-type="float" office:value="48.24">
                <text:p>48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0440434040508">
                <text:p>4.0440434040508</text:p>
              </table:table-cell>
              <table:table-cell office:value-type="float" office:value="10.123">
                <text:p>10.123</text:p>
              </table:table-cell>
              <table:table-cell office:value-type="float" office:value="49.92">
                <text:p>49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9931751299026">
                <text:p>4.19931751299026</text:p>
              </table:table-cell>
              <table:table-cell office:value-type="float" office:value="9.995">
                <text:p>9.995</text:p>
              </table:table-cell>
              <table:table-cell office:value-type="float" office:value="52.008">
                <text:p>52.0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5879016707241">
                <text:p>4.35879016707241</text:p>
              </table:table-cell>
              <table:table-cell office:value-type="float" office:value="9.87">
                <text:p>9.87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53504602666903">
                <text:p>4.53504602666903</text:p>
              </table:table-cell>
              <table:table-cell office:value-type="float" office:value="9.741">
                <text:p>9.741</text:p>
              </table:table-cell>
              <table:table-cell office:value-type="float" office:value="58.631">
                <text:p>58.6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6987127838692">
                <text:p>4.6987127838692</text:p>
              </table:table-cell>
              <table:table-cell office:value-type="float" office:value="9.6247">
                <text:p>9.6247</text:p>
              </table:table-cell>
              <table:table-cell office:value-type="float" office:value="9.9823">
                <text:p>9.98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5398823136289">
                <text:p>4.85398823136289</text:p>
              </table:table-cell>
              <table:table-cell office:value-type="float" office:value="9.5181">
                <text:p>9.5181</text:p>
              </table:table-cell>
              <table:table-cell office:value-type="float" office:value="9.8339">
                <text:p>9.8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02185405022692">
                <text:p>5.02185405022692</text:p>
              </table:table-cell>
              <table:table-cell office:value-type="float" office:value="9.408">
                <text:p>9.408</text:p>
              </table:table-cell>
              <table:table-cell office:value-type="float" office:value="9.689">
                <text:p>9.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16034143399122">
                <text:p>5.16034143399122</text:p>
              </table:table-cell>
              <table:table-cell office:value-type="float" office:value="9.3197">
                <text:p>9.3197</text:p>
              </table:table-cell>
              <table:table-cell office:value-type="float" office:value="9.5803">
                <text:p>9.58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33659883282922">
                <text:p>5.33659883282922</text:p>
              </table:table-cell>
              <table:table-cell office:value-type="float" office:value="9.1426">
                <text:p>9.1426</text:p>
              </table:table-cell>
              <table:table-cell office:value-type="float" office:value="9.4594">
                <text:p>9.45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464289236097">
                <text:p>5.5464289236097</text:p>
              </table:table-cell>
              <table:table-cell office:value-type="float" office:value="8.9001">
                <text:p>8.9001</text:p>
              </table:table-cell>
              <table:table-cell office:value-type="float" office:value="9.3279">
                <text:p>9.32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2268495803768">
                <text:p>5.72268495803768</text:p>
              </table:table-cell>
              <table:table-cell office:value-type="float" office:value="8.6984">
                <text:p>8.6984</text:p>
              </table:table-cell>
              <table:table-cell office:value-type="float" office:value="9.2276">
                <text:p>9.2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0314032945983">
                <text:p>5.90314032945983</text:p>
              </table:table-cell>
              <table:table-cell office:value-type="float" office:value="8.4996">
                <text:p>8.4996</text:p>
              </table:table-cell>
              <table:table-cell office:value-type="float" office:value="9.1354">
                <text:p>9.13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08778945127964">
                <text:p>6.08778945127964</text:p>
              </table:table-cell>
              <table:table-cell office:value-type="float" office:value="8.3043">
                <text:p>8.3043</text:p>
              </table:table-cell>
              <table:table-cell office:value-type="float" office:value="9.0507">
                <text:p>9.05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27663722057596">
                <text:p>6.27663722057596</text:p>
              </table:table-cell>
              <table:table-cell office:value-type="float" office:value="8.1185">
                <text:p>8.1185</text:p>
              </table:table-cell>
              <table:table-cell office:value-type="float" office:value="8.9665">
                <text:p>8.96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46583788693289">
                <text:p>6.46583788693289</text:p>
              </table:table-cell>
              <table:table-cell office:value-type="float" office:value="7.9429">
                <text:p>7.9429</text:p>
              </table:table-cell>
              <table:table-cell office:value-type="float" office:value="8.8801">
                <text:p>8.88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65948082141956">
                <text:p>6.65948082141956</text:p>
              </table:table-cell>
              <table:table-cell office:value-type="float" office:value="7.7706">
                <text:p>7.7706</text:p>
              </table:table-cell>
              <table:table-cell office:value-type="float" office:value="8.7994">
                <text:p>8.79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8592575213142">
                <text:p>6.8592575213142</text:p>
              </table:table-cell>
              <table:table-cell office:value-type="float" office:value="7.6015">
                <text:p>7.6015</text:p>
              </table:table-cell>
              <table:table-cell office:value-type="float" office:value="8.7245">
                <text:p>8.72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05903491716294">
                <text:p>7.05903491716294</text:p>
              </table:table-cell>
              <table:table-cell office:value-type="float" office:value="7.4464">
                <text:p>7.4464</text:p>
              </table:table-cell>
              <table:table-cell office:value-type="float" office:value="8.6556">
                <text:p>8.65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25447054034628">
                <text:p>7.25447054034628</text:p>
              </table:table-cell>
              <table:table-cell office:value-type="float" office:value="7.3259">
                <text:p>7.3259</text:p>
              </table:table-cell>
              <table:table-cell office:value-type="float" office:value="8.5921">
                <text:p>8.59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45424622056986">
                <text:p>7.45424622056986</text:p>
              </table:table-cell>
              <table:table-cell office:value-type="float" office:value="7.226">
                <text:p>7.226</text:p>
              </table:table-cell>
              <table:table-cell office:value-type="float" office:value="8.533">
                <text:p>8.5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64967896167922">
                <text:p>7.64967896167922</text:p>
              </table:table-cell>
              <table:table-cell office:value-type="float" office:value="7.1302">
                <text:p>7.1302</text:p>
              </table:table-cell>
              <table:table-cell office:value-type="float" office:value="8.4778">
                <text:p>8.47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84945751950775">
                <text:p>7.84945751950775</text:p>
              </table:table-cell>
              <table:table-cell office:value-type="float" office:value="7.038">
                <text:p>7.038</text:p>
              </table:table-cell>
              <table:table-cell office:value-type="float" office:value="8.426">
                <text:p>8.4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04488926827613">
                <text:p>8.04488926827613</text:p>
              </table:table-cell>
              <table:table-cell office:value-type="float" office:value="6.9496">
                <text:p>6.9496</text:p>
              </table:table-cell>
              <table:table-cell office:value-type="float" office:value="8.3774">
                <text:p>8.37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24032285769704">
                <text:p>8.24032285769704</text:p>
              </table:table-cell>
              <table:table-cell office:value-type="float" office:value="6.8632">
                <text:p>6.8632</text:p>
              </table:table-cell>
              <table:table-cell office:value-type="float" office:value="8.3268">
                <text:p>8.32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43575729930824">
                <text:p>8.43575729930824</text:p>
              </table:table-cell>
              <table:table-cell office:value-type="float" office:value="6.7795">
                <text:p>6.7795</text:p>
              </table:table-cell>
              <table:table-cell office:value-type="float" office:value="8.2715">
                <text:p>8.27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62684672284884">
                <text:p>8.62684672284884</text:p>
              </table:table-cell>
              <table:table-cell office:value-type="float" office:value="6.6995">
                <text:p>6.6995</text:p>
              </table:table-cell>
              <table:table-cell office:value-type="float" office:value="8.2165">
                <text:p>8.2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82228147409029">
                <text:p>8.82228147409029</text:p>
              </table:table-cell>
              <table:table-cell office:value-type="float" office:value="6.6211">
                <text:p>6.6211</text:p>
              </table:table-cell>
              <table:table-cell office:value-type="float" office:value="8.1649">
                <text:p>8.16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01771691989237">
                <text:p>9.01771691989237</text:p>
              </table:table-cell>
              <table:table-cell office:value-type="float" office:value="6.5454">
                <text:p>6.5454</text:p>
              </table:table-cell>
              <table:table-cell office:value-type="float" office:value="8.1166">
                <text:p>8.11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21071915769584">
                <text:p>9.21071915769584</text:p>
              </table:table-cell>
              <table:table-cell office:value-type="float" office:value="6.4718">
                <text:p>6.4718</text:p>
              </table:table-cell>
              <table:table-cell office:value-type="float" office:value="8.0712">
                <text:p>8.07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40883004988217">
                <text:p>9.40883004988217</text:p>
              </table:table-cell>
              <table:table-cell office:value-type="float" office:value="6.3995">
                <text:p>6.3995</text:p>
              </table:table-cell>
              <table:table-cell office:value-type="float" office:value="8.0285">
                <text:p>8.0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1163110618777">
                <text:p>9.61163110618777</text:p>
              </table:table-cell>
              <table:table-cell office:value-type="float" office:value="6.334">
                <text:p>6.334</text:p>
              </table:table-cell>
              <table:table-cell office:value-type="float" office:value="7.985">
                <text:p>7.9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80992155202882">
                <text:p>9.80992155202882</text:p>
              </table:table-cell>
              <table:table-cell office:value-type="float" office:value="6.2736">
                <text:p>6.2736</text:p>
              </table:table-cell>
              <table:table-cell office:value-type="float" office:value="7.9404">
                <text:p>7.94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008212923442">
                <text:p>10.008212923442</text:p>
              </table:table-cell>
              <table:table-cell office:value-type="float" office:value="6.2139">
                <text:p>6.2139</text:p>
              </table:table-cell>
              <table:table-cell office:value-type="float" office:value="7.8981">
                <text:p>7.89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2065085344828">
                <text:p>10.2065085344828</text:p>
              </table:table-cell>
              <table:table-cell office:value-type="float" office:value="6.157">
                <text:p>6.157</text:p>
              </table:table-cell>
              <table:table-cell office:value-type="float" office:value="7.858">
                <text:p>7.8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4002902165329">
                <text:p>10.4002902165329</text:p>
              </table:table-cell>
              <table:table-cell office:value-type="float" office:value="6.1011">
                <text:p>6.1011</text:p>
              </table:table-cell>
              <table:table-cell office:value-type="float" office:value="7.8199">
                <text:p>7.81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5985855630799">
                <text:p>10.5985855630799</text:p>
              </table:table-cell>
              <table:table-cell office:value-type="float" office:value="6.0462">
                <text:p>6.0462</text:p>
              </table:table-cell>
              <table:table-cell office:value-type="float" office:value="7.7838">
                <text:p>7.78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7923704074491">
                <text:p>10.7923704074491</text:p>
              </table:table-cell>
              <table:table-cell office:value-type="float" office:value="5.9936">
                <text:p>5.9936</text:p>
              </table:table-cell>
              <table:table-cell office:value-type="float" office:value="7.7494">
                <text:p>7.7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9861563804212">
                <text:p>10.9861563804212</text:p>
              </table:table-cell>
              <table:table-cell office:value-type="float" office:value="5.9422">
                <text:p>5.9422</text:p>
              </table:table-cell>
              <table:table-cell office:value-type="float" office:value="7.7168">
                <text:p>7.71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1844483434038">
                <text:p>11.1844483434038</text:p>
              </table:table-cell>
              <table:table-cell office:value-type="float" office:value="5.8911">
                <text:p>5.8911</text:p>
              </table:table-cell>
              <table:table-cell office:value-type="float" office:value="7.6859">
                <text:p>7.68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3602071196854">
                <text:p>11.3602071196854</text:p>
              </table:table-cell>
              <table:table-cell office:value-type="float" office:value="5.847">
                <text:p>5.847</text:p>
              </table:table-cell>
              <table:table-cell office:value-type="float" office:value="7.659">
                <text:p>7.6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5539938054927">
                <text:p>11.5539938054927</text:p>
              </table:table-cell>
              <table:table-cell office:value-type="float" office:value="5.7965">
                <text:p>5.7965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7615273255156">
                <text:p>11.7615273255156</text:p>
              </table:table-cell>
              <table:table-cell office:value-type="float" office:value="5.73819">
                <text:p>5.73819</text:p>
              </table:table-cell>
              <table:table-cell office:value-type="float" office:value="0.90161">
                <text:p>0.901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9607065124418">
                <text:p>11.9607065124418</text:p>
              </table:table-cell>
              <table:table-cell office:value-type="float" office:value="5.68877">
                <text:p>5.68877</text:p>
              </table:table-cell>
              <table:table-cell office:value-type="float" office:value="0.82873">
                <text:p>0.828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1624832123152">
                <text:p>12.1624832123152</text:p>
              </table:table-cell>
              <table:table-cell office:value-type="float" office:value="5.65555">
                <text:p>5.65555</text:p>
              </table:table-cell>
              <table:table-cell office:value-type="float" office:value="0.75555">
                <text:p>0.755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3595769649229">
                <text:p>12.3595769649229</text:p>
              </table:table-cell>
              <table:table-cell office:value-type="float" office:value="5.59734">
                <text:p>5.59734</text:p>
              </table:table-cell>
              <table:table-cell office:value-type="float" office:value="0.71686">
                <text:p>0.716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5566682977099">
                <text:p>12.5566682977099</text:p>
              </table:table-cell>
              <table:table-cell office:value-type="float" office:value="5.56937">
                <text:p>5.56937</text:p>
              </table:table-cell>
              <table:table-cell office:value-type="float" office:value="0.65493">
                <text:p>0.654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753764119275">
                <text:p>12.753764119275</text:p>
              </table:table-cell>
              <table:table-cell office:value-type="float" office:value="5.51091">
                <text:p>5.51091</text:p>
              </table:table-cell>
              <table:table-cell office:value-type="float" office:value="0.62899">
                <text:p>0.628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9508542410707">
                <text:p>12.9508542410707</text:p>
              </table:table-cell>
              <table:table-cell office:value-type="float" office:value="5.4877">
                <text:p>5.4877</text:p>
              </table:table-cell>
              <table:table-cell office:value-type="float" office:value="0.5719">
                <text:p>0.57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1479471506336">
                <text:p>13.1479471506336</text:p>
              </table:table-cell>
              <table:table-cell office:value-type="float" office:value="5.44028">
                <text:p>5.44028</text:p>
              </table:table-cell>
              <table:table-cell office:value-type="float" office:value="0.54292">
                <text:p>0.542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3450391094807">
                <text:p>13.3450391094807</text:p>
              </table:table-cell>
              <table:table-cell office:value-type="float" office:value="5.4065">
                <text:p>5.4065</text:p>
              </table:table-cell>
              <table:table-cell office:value-type="float" office:value="0.5035">
                <text:p>0.50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5421347456839">
                <text:p>13.5421347456839</text:p>
              </table:table-cell>
              <table:table-cell office:value-type="float" office:value="5.37205">
                <text:p>5.37205</text:p>
              </table:table-cell>
              <table:table-cell office:value-type="float" office:value="0.46745">
                <text:p>0.467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7345327795765">
                <text:p>13.7345327795765</text:p>
              </table:table-cell>
              <table:table-cell office:value-type="float" office:value="5.32138">
                <text:p>5.32138</text:p>
              </table:table-cell>
              <table:table-cell office:value-type="float" office:value="0.45022">
                <text:p>0.450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9269316680435">
                <text:p>13.9269316680435</text:p>
              </table:table-cell>
              <table:table-cell office:value-type="float" office:value="5.30082">
                <text:p>5.30082</text:p>
              </table:table-cell>
              <table:table-cell office:value-type="float" office:value="0.40518">
                <text:p>0.405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1193327958064">
                <text:p>14.1193327958064</text:p>
              </table:table-cell>
              <table:table-cell office:value-type="float" office:value="5.26324">
                <text:p>5.26324</text:p>
              </table:table-cell>
              <table:table-cell office:value-type="float" office:value="0.37916">
                <text:p>0.379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3164273875056">
                <text:p>14.3164273875056</text:p>
              </table:table-cell>
              <table:table-cell office:value-type="float" office:value="5.22262">
                <text:p>5.22262</text:p>
              </table:table-cell>
              <table:table-cell office:value-type="float" office:value="0.35818">
                <text:p>0.35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505694290545">
                <text:p>14.505694290545</text:p>
              </table:table-cell>
              <table:table-cell office:value-type="float" office:value="5.20023">
                <text:p>5.20023</text:p>
              </table:table-cell>
              <table:table-cell office:value-type="float" office:value="0.32077">
                <text:p>0.320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.7066505386196">
                <text:p>14.7066505386196</text:p>
              </table:table-cell>
              <table:table-cell office:value-type="float" office:value="5.16307">
                <text:p>5.16307</text:p>
              </table:table-cell>
              <table:table-cell office:value-type="float" office:value="0.29973">
                <text:p>0.299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9078462858025">
                <text:p>14.9078462858025</text:p>
              </table:table-cell>
              <table:table-cell office:value-type="float" office:value="5.12772">
                <text:p>5.12772</text:p>
              </table:table-cell>
              <table:table-cell office:value-type="float" office:value="0.27848">
                <text:p>0.278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1041341562951">
                <text:p>15.1041341562951</text:p>
              </table:table-cell>
              <table:table-cell office:value-type="float" office:value="5.10609">
                <text:p>5.10609</text:p>
              </table:table-cell>
              <table:table-cell office:value-type="float" office:value="0.24501">
                <text:p>0.245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3053330519802">
                <text:p>15.3053330519802</text:p>
              </table:table-cell>
              <table:table-cell office:value-type="float" office:value="5.07094">
                <text:p>5.07094</text:p>
              </table:table-cell>
              <table:table-cell office:value-type="float" office:value="0.22636">
                <text:p>0.226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5016238617997">
                <text:p>15.5016238617997</text:p>
              </table:table-cell>
              <table:table-cell office:value-type="float" office:value="5.03764">
                <text:p>5.03764</text:p>
              </table:table-cell>
              <table:table-cell office:value-type="float" office:value="0.20736">
                <text:p>0.207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697910748987">
                <text:p>15.697910748987</text:p>
              </table:table-cell>
              <table:table-cell office:value-type="float" office:value="5.01799">
                <text:p>5.01799</text:p>
              </table:table-cell>
              <table:table-cell office:value-type="float" office:value="0.17581">
                <text:p>0.175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8942013737215">
                <text:p>15.8942013737215</text:p>
              </table:table-cell>
              <table:table-cell office:value-type="float" office:value="4.98583">
                <text:p>4.98583</text:p>
              </table:table-cell>
              <table:table-cell office:value-type="float" office:value="0.15797">
                <text:p>0.157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0708624921405">
                <text:p>16.0708624921405</text:p>
              </table:table-cell>
              <table:table-cell office:value-type="float" office:value="4.95323">
                <text:p>4.95323</text:p>
              </table:table-cell>
              <table:table-cell office:value-type="float" office:value="0.14597">
                <text:p>0.14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